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1cm" svg:y="-5cm"/>
          <draw:glue-point draw:id="5" svg:x="-1cm" svg:y="5cm"/>
          <draw:glue-point draw:id="6" svg:x="-1cm" svg:y="0cm"/>
          <draw:line draw:style-name="gr1" draw:layer="layout" svg:x1="0.4cm" svg:y1="0cm" svg:x2="0.4cm" svg:y2="0.8cm">
            <text:p/>
          </draw:line>
          <draw:line draw:style-name="gr1" draw:layer="layout" svg:x1="0cm" svg:y1="0.8cm" svg:x2="0.8cm" svg:y2="0.8cm">
            <text:p/>
          </draw:line>
          <draw:path draw:style-name="gr1" draw:layer="layout" svg:width="0.8cm" svg:height="0.38cm" svg:x="0cm" svg:y="1.21cm" svg:viewBox="0 0 801 381" svg:d="m0 381c160-508 640-508 801 0">
            <text:p/>
          </draw:path>
          <draw:line draw:style-name="gr1" draw:layer="layout" svg:x1="0.8cm" svg:y1="0.2cm" svg:x2="0.8cm" svg:y2="0.6cm">
            <text:p/>
          </draw:line>
          <draw:line draw:style-name="gr1" draw:layer="layout" svg:x1="0.6cm" svg:y1="0.4cm" svg:x2="1cm" svg:y2="0.4cm">
            <text:p/>
          </draw:line>
          <draw:line draw:style-name="gr1" draw:layer="layout" svg:x1="0.6cm" svg:y1="1.8cm" svg:x2="1cm" svg:y2="1.8cm">
            <text:p/>
          </draw:line>
          <draw:line draw:style-name="gr1" draw:layer="layout" svg:x1="0.4cm" svg:y1="1.2cm" svg:x2="0.4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2 - Vertical Polarized Capacitor</dc:title>
    <meta:creation-date>2011-02-07T17:11:24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